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Samp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ShellSampl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ShellSamplerGui.createScrip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eanShellSamplerGui.createFilenam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ShellSamp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Sampler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ShellSamplerGui.BeanShellSamp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SamplerGui.modifyTestElement( TestElement 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ShellSamplerGui.createParamet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ShellSamplerGui.createRese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ShellSamp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